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monospace" svg:font-family="monospace"/>
  </office:font-face-decls>
  <office:automatic-styles>
    <style:style style:name="P1"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 style:family="paragraph" style:parent-style-name="Standard">
      <style:text-properties style:font-name="DejaVu Sans" fo:language="zxx" fo:country="none" officeooo:rsid="009049ff" officeooo:paragraph-rsid="009049ff" style:language-asian="zxx" style:country-asian="none" style:language-complex="zxx" style:country-complex="none"/>
    </style:style>
    <style:style style:name="P4"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DejaVu Sans" fo:font-size="16pt" fo:language="zxx" fo:country="none" fo:font-weight="bold" officeooo:rsid="008eaf7a" officeooo:paragraph-rsid="008eaf7a"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text-properties style:font-name="DejaVu Sans" fo:font-size="12pt" fo:language="zxx" fo:country="none" officeooo:rsid="0091056f" officeooo:paragraph-rsid="0091056f" style:font-size-asian="10.5pt" style:language-asian="zxx" style:country-asian="none" style:font-size-complex="12pt" style:language-complex="zxx" style:country-complex="none"/>
    </style:style>
    <style:style style:name="P7" style:family="paragraph" style:parent-style-name="Standard" style:list-style-name="L5">
      <style:text-properties style:font-name="DejaVu Sans" fo:font-size="12pt" fo:language="zxx" fo:country="none" officeooo:rsid="0091056f" officeooo:paragraph-rsid="0091056f" style:font-size-asian="10.5pt" style:language-asian="zxx" style:country-asian="none" style:font-size-complex="12pt" style:language-complex="zxx" style:country-complex="none"/>
    </style:style>
    <style:style style:name="P8" style:family="paragraph" style:parent-style-name="Standard" style:list-style-name="L5">
      <style:text-properties style:font-name="DejaVu Sans" fo:font-size="12pt" fo:language="zxx" fo:country="none" officeooo:rsid="0091056f" officeooo:paragraph-rsid="00925173" style:font-size-asian="10.5pt" style:language-asian="zxx" style:country-asian="none" style:font-size-complex="12pt" style:language-complex="zxx" style:country-complex="none"/>
    </style:style>
    <style:style style:name="P9" style:family="paragraph" style:parent-style-name="Standard">
      <style:text-properties style:font-name="DejaVu Sans" fo:font-size="12pt" fo:language="zxx" fo:country="none" officeooo:rsid="00918546" officeooo:paragraph-rsid="00918546" style:font-size-asian="10.5pt" style:language-asian="zxx" style:country-asian="none" style:font-size-complex="12pt" style:language-complex="zxx" style:country-complex="none"/>
    </style:style>
    <style:style style:name="P10" style:family="paragraph" style:parent-style-name="Standard">
      <style:text-properties style:font-name="DejaVu Sans" fo:font-size="12pt" fo:language="zxx" fo:country="none" officeooo:rsid="00925173" officeooo:paragraph-rsid="00925173" style:font-size-asian="10.5pt" style:language-asian="zxx" style:country-asian="none" style:font-size-complex="12pt" style:language-complex="zxx" style:country-complex="none"/>
    </style:style>
    <style:style style:name="P11" style:family="paragraph" style:parent-style-name="Standard" style:list-style-name="L6">
      <style:text-properties style:font-name="DejaVu Sans" fo:font-size="12pt" fo:language="zxx" fo:country="none" officeooo:rsid="00925173" officeooo:paragraph-rsid="00925173" style:font-size-asian="10.5pt" style:language-asian="zxx" style:country-asian="none" style:font-size-complex="12pt" style:language-complex="zxx" style:country-complex="none"/>
    </style:style>
    <style:style style:name="P12" style:family="paragraph" style:parent-style-name="Standard">
      <style:text-properties style:font-name="DejaVu Sans" fo:font-size="12pt" fo:language="zxx" fo:country="none" officeooo:rsid="009339ce" officeooo:paragraph-rsid="009339ce" style:font-size-asian="10.5pt" style:language-asian="zxx" style:country-asian="none" style:font-size-complex="12pt" style:language-complex="zxx" style:country-complex="none"/>
    </style:style>
    <style:style style:name="P13" style:family="paragraph" style:parent-style-name="Standard" style:list-style-name="L6">
      <style:text-properties style:font-name="DejaVu Sans" fo:font-size="12pt" fo:language="zxx" fo:country="none" officeooo:rsid="009339ce" officeooo:paragraph-rsid="009339ce" style:font-size-asian="10.5pt" style:language-asian="zxx" style:country-asian="none" style:font-size-complex="12pt" style:language-complex="zxx" style:country-complex="none"/>
    </style:style>
    <style:style style:name="P14" style:family="paragraph" style:parent-style-name="Standard">
      <style:text-properties style:font-name="DejaVu Sans" fo:font-size="12pt" fo:language="zxx" fo:country="none" officeooo:rsid="0093da3f" officeooo:paragraph-rsid="0093da3f" style:font-size-asian="10.5pt" style:language-asian="zxx" style:country-asian="none" style:font-size-complex="12pt" style:language-complex="zxx" style:country-complex="none"/>
    </style:style>
    <style:style style:name="P15" style:family="paragraph" style:parent-style-name="Standard">
      <style:text-properties style:font-name="DejaVu Sans" fo:font-size="12pt" fo:language="zxx" fo:country="none" officeooo:rsid="00952c0f" officeooo:paragraph-rsid="00952c0f" style:font-size-asian="10.5pt" style:language-asian="zxx" style:country-asian="none" style:font-size-complex="12pt" style:language-complex="zxx" style:country-complex="none"/>
    </style:style>
    <style:style style:name="P16" style:family="paragraph" style:parent-style-name="Standard" style:list-style-name="L8">
      <style:text-properties style:font-name="DejaVu Sans" fo:font-size="12pt" fo:language="zxx" fo:country="none" officeooo:rsid="00952c0f" officeooo:paragraph-rsid="00952c0f" style:font-size-asian="10.5pt" style:language-asian="zxx" style:country-asian="none" style:font-size-complex="12pt" style:language-complex="zxx" style:country-complex="none"/>
    </style:style>
    <style:style style:name="P17" style:family="paragraph" style:parent-style-name="Standard" style:list-style-name="L9">
      <style:text-properties style:font-name="DejaVu Sans" fo:font-size="12pt" fo:language="zxx" fo:country="none" officeooo:rsid="00952c0f" officeooo:paragraph-rsid="00952c0f" style:font-size-asian="10.5pt" style:language-asian="zxx" style:country-asian="none" style:font-size-complex="12pt" style:language-complex="zxx" style:country-complex="none"/>
    </style:style>
    <style:style style:name="P18" style:family="paragraph" style:parent-style-name="Standard" style:list-style-name="L10">
      <style:text-properties style:font-name="DejaVu Sans" fo:font-size="12pt" fo:language="zxx" fo:country="none" officeooo:rsid="00952c0f" officeooo:paragraph-rsid="00952c0f" style:font-size-asian="10.5pt" style:language-asian="zxx" style:country-asian="none" style:font-size-complex="12pt" style:language-complex="zxx" style:country-complex="none"/>
    </style:style>
    <style:style style:name="P19" style:family="paragraph" style:parent-style-name="Standard" style:list-style-name="L11">
      <style:text-properties style:font-name="DejaVu Sans" fo:font-size="12pt" fo:language="zxx" fo:country="none" officeooo:rsid="00952c0f" officeooo:paragraph-rsid="00952c0f" style:font-size-asian="10.5pt" style:language-asian="zxx" style:country-asian="none" style:font-size-complex="12pt" style:language-complex="zxx" style:country-complex="none"/>
    </style:style>
    <style:style style:name="P20" style:family="paragraph" style:parent-style-name="Standard">
      <style:text-properties style:font-name="DejaVu Sans" fo:font-size="12pt" fo:language="zxx" fo:country="none" officeooo:rsid="0096c39a" officeooo:paragraph-rsid="0096c39a" style:font-size-asian="10.5pt" style:language-asian="zxx" style:country-asian="none" style:font-size-complex="12pt" style:language-complex="zxx" style:country-complex="none"/>
    </style:style>
    <style:style style:name="P21" style:family="paragraph" style:parent-style-name="Standard" style:list-style-name="L12">
      <style:text-properties style:font-name="DejaVu Sans" fo:font-size="12pt" fo:language="zxx" fo:country="none" officeooo:rsid="0096c39a" officeooo:paragraph-rsid="0096c39a" style:font-size-asian="10.5pt" style:language-asian="zxx" style:country-asian="none" style:font-size-complex="12pt" style:language-complex="zxx" style:country-complex="none"/>
    </style:style>
    <style:style style:name="P22" style:family="paragraph" style:parent-style-name="Standard" style:list-style-name="L13">
      <style:text-properties style:font-name="DejaVu Sans" fo:font-size="12pt" fo:language="zxx" fo:country="none" officeooo:rsid="0096c39a" officeooo:paragraph-rsid="0096c39a" style:font-size-asian="10.5pt" style:language-asian="zxx" style:country-asian="none" style:font-size-complex="12pt" style:language-complex="zxx" style:country-complex="none"/>
    </style:style>
    <style:style style:name="P23" style:family="paragraph" style:parent-style-name="Standard" style:list-style-name="L14">
      <style:text-properties style:font-name="DejaVu Sans" fo:font-size="12pt" fo:language="zxx" fo:country="none" officeooo:rsid="0096c39a" officeooo:paragraph-rsid="0096c39a" style:font-size-asian="10.5pt" style:language-asian="zxx" style:country-asian="none" style:font-size-complex="12pt" style:language-complex="zxx" style:country-complex="none"/>
    </style:style>
    <style:style style:name="P24" style:family="paragraph" style:parent-style-name="Standard" style:list-style-name="L15">
      <style:text-properties style:font-name="DejaVu Sans" fo:font-size="12pt" fo:language="zxx" fo:country="none" officeooo:rsid="0096c39a" officeooo:paragraph-rsid="0096c39a" style:font-size-asian="10.5pt" style:language-asian="zxx" style:country-asian="none" style:font-size-complex="12pt" style:language-complex="zxx" style:country-complex="none"/>
    </style:style>
    <style:style style:name="P25" style:family="paragraph" style:parent-style-name="Standard">
      <style:text-properties style:font-name="DejaVu Sans" fo:font-size="12pt" fo:language="zxx" fo:country="none" officeooo:rsid="0096c39a" officeooo:paragraph-rsid="009ae6dd" style:font-size-asian="10.5pt" style:language-asian="zxx" style:country-asian="none" style:font-size-complex="12pt" style:language-complex="zxx" style:country-complex="none"/>
    </style:style>
    <style:style style:name="P26" style:family="paragraph" style:parent-style-name="Standard" style:list-style-name="L16">
      <style:text-properties style:font-name="DejaVu Sans" fo:font-size="12pt" fo:language="zxx" fo:country="none" officeooo:rsid="0096c39a" officeooo:paragraph-rsid="009ae6dd" style:font-size-asian="10.5pt" style:language-asian="zxx" style:country-asian="none" style:font-size-complex="12pt" style:language-complex="zxx" style:country-complex="none"/>
    </style:style>
    <style:style style:name="P27" style:family="paragraph" style:parent-style-name="Standard" style:list-style-name="L17">
      <style:text-properties style:font-name="DejaVu Sans" fo:font-size="12pt" fo:language="zxx" fo:country="none" officeooo:rsid="0096c39a" officeooo:paragraph-rsid="009ae6dd" style:font-size-asian="10.5pt" style:language-asian="zxx" style:country-asian="none" style:font-size-complex="12pt" style:language-complex="zxx" style:country-complex="none"/>
    </style:style>
    <style:style style:name="P28" style:family="paragraph" style:parent-style-name="Standard" style:list-style-name="L18">
      <style:text-properties style:font-name="DejaVu Sans" fo:font-size="12pt" fo:language="zxx" fo:country="none" officeooo:rsid="0096c39a" officeooo:paragraph-rsid="009ae6dd" style:font-size-asian="10.5pt" style:language-asian="zxx" style:country-asian="none" style:font-size-complex="12pt" style:language-complex="zxx" style:country-complex="none"/>
    </style:style>
    <style:style style:name="P29" style:family="paragraph" style:parent-style-name="Standard">
      <style:text-properties style:font-name="DejaVu Sans" fo:font-size="12pt" fo:language="zxx" fo:country="none" officeooo:rsid="009aa247" officeooo:paragraph-rsid="009aa247" style:font-size-asian="10.5pt" style:language-asian="zxx" style:country-asian="none" style:font-size-complex="12pt" style:language-complex="zxx" style:country-complex="none"/>
    </style:style>
    <style:style style:name="P30" style:family="paragraph" style:parent-style-name="Standard" style:list-style-name="L18">
      <style:text-properties style:font-name="DejaVu Sans" fo:font-size="12pt" fo:language="zxx" fo:country="none" officeooo:rsid="009ae6dd" officeooo:paragraph-rsid="009ae6dd" style:font-size-asian="10.5pt" style:language-asian="zxx" style:country-asian="none" style:font-size-complex="12pt" style:language-complex="zxx" style:country-complex="none"/>
    </style:style>
    <style:style style:name="P31" style:family="paragraph" style:parent-style-name="Standard" style:list-style-name="L18">
      <style:text-properties style:font-name="DejaVu Sans" fo:font-size="12pt" fo:language="zxx" fo:country="none" officeooo:rsid="009f72a6" officeooo:paragraph-rsid="009f72a6" style:font-size-asian="10.5pt" style:language-asian="zxx" style:country-asian="none" style:font-size-complex="12pt" style:language-complex="zxx" style:country-complex="none"/>
    </style:style>
    <style:style style:name="P32" style:family="paragraph" style:parent-style-name="Standard">
      <style:text-properties style:font-name="DejaVu Sans" fo:font-size="12pt" fo:language="zxx" fo:country="none" fo:font-weight="bold" officeooo:rsid="00952c0f" officeooo:paragraph-rsid="00952c0f" style:font-size-asian="10.5pt" style:language-asian="zxx" style:country-asian="none" style:font-weight-asian="bold" style:font-size-complex="12pt" style:language-complex="zxx" style:country-complex="none" style:font-weight-complex="bold"/>
    </style:style>
    <style:style style:name="P33" style:family="paragraph" style:parent-style-name="Standard">
      <style:text-properties style:font-name="DejaVu Sans" fo:font-size="12pt" fo:language="zxx" fo:country="none" fo:font-weight="bold" officeooo:rsid="0096c39a" officeooo:paragraph-rsid="0096c39a" style:font-size-asian="10.5pt" style:language-asian="zxx" style:country-asian="none" style:font-weight-asian="bold" style:font-size-complex="12pt" style:language-complex="zxx" style:country-complex="none" style:font-weight-complex="bold"/>
    </style:style>
    <style:style style:name="P34" style:family="paragraph" style:parent-style-name="Standard" style:list-style-name="L17">
      <style:text-properties style:font-name="DejaVu Sans" fo:font-size="12pt" fo:language="zxx" fo:country="none" fo:font-weight="normal" officeooo:rsid="009ae6dd" officeooo:paragraph-rsid="009ae6dd"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style:font-name="DejaVu Sans" fo:font-size="14pt" fo:language="zxx" fo:country="none" officeooo:rsid="0091056f" officeooo:paragraph-rsid="0091056f" style:font-size-asian="14pt" style:language-asian="zxx" style:country-asian="none" style:font-size-complex="14pt" style:language-complex="zxx" style:country-complex="none"/>
    </style:style>
    <style:style style:name="P36" style:family="paragraph" style:parent-style-name="Standard">
      <style:text-properties style:font-name="DejaVu Sans" fo:font-size="14pt" fo:language="zxx" fo:country="none" officeooo:rsid="0002ff34" officeooo:paragraph-rsid="0097240b" style:font-size-asian="14pt" style:language-asian="zxx" style:country-asian="none" style:font-size-complex="14pt" style:language-complex="zxx" style:country-complex="none"/>
    </style:style>
    <style:style style:name="P37" style:family="paragraph" style:parent-style-name="Standard">
      <style:text-properties style:font-name="DejaVu Sans" fo:font-size="14pt" fo:language="zxx" fo:country="none" fo:font-weight="normal" officeooo:rsid="0002ff34" officeooo:paragraph-rsid="0097240b" style:font-size-asian="14pt" style:language-asian="zxx" style:country-asian="none" style:font-weight-asian="normal" style:font-size-complex="14pt" style:language-complex="zxx" style:country-complex="none" style:font-weight-complex="normal"/>
    </style:style>
    <style:style style:name="P38" style:family="paragraph" style:parent-style-name="Standard">
      <style:text-properties style:font-name="DejaVu Sans" fo:font-size="14pt" fo:language="zxx" fo:country="none" fo:font-weight="normal" officeooo:rsid="0002ff34" officeooo:paragraph-rsid="009d831d" style:font-size-asian="14pt" style:language-asian="zxx" style:country-asian="none" style:font-weight-asian="normal" style:font-size-complex="14pt" style:language-complex="zxx" style:country-complex="none" style:font-weight-complex="normal"/>
    </style:style>
    <style:style style:name="P39" style:family="paragraph" style:parent-style-name="Standard">
      <style:text-properties style:font-name="DejaVu Sans" fo:font-size="14pt" fo:language="zxx" fo:country="none" fo:font-weight="bold" officeooo:rsid="00952c0f" officeooo:paragraph-rsid="00952c0f"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text-properties style:font-name="DejaVu Sans" fo:font-size="14pt" fo:language="zxx" fo:country="none" fo:font-weight="bold" officeooo:rsid="00925173" officeooo:paragraph-rsid="00925173" style:font-size-asian="14pt" style:language-asian="zxx" style:country-asian="none" style:font-weight-asian="bold" style:font-size-complex="14pt" style:language-complex="zxx" style:country-complex="none" style:font-weight-complex="bold"/>
    </style:style>
    <style:style style:name="T1" style:family="text">
      <style:text-properties officeooo:rsid="000d8382"/>
    </style:style>
    <style:style style:name="T2" style:family="text">
      <style:text-properties style:text-position="super 58%" officeooo:rsid="00111c2a"/>
    </style:style>
    <style:style style:name="T3" style:family="text">
      <style:text-properties style:text-position="super 58%" officeooo:rsid="0097240b"/>
    </style:style>
    <style:style style:name="T4" style:family="text">
      <style:text-properties officeooo:rsid="0091056f"/>
    </style:style>
    <style:style style:name="T5" style:family="text">
      <style:text-properties officeooo:rsid="0093da3f"/>
    </style:style>
    <style:style style:name="T6" style:family="text">
      <style:text-properties fo:font-weight="bold" style:font-weight-asian="bold" style:font-weight-complex="bold"/>
    </style:style>
    <style:style style:name="T7" style:family="text">
      <style:text-properties fo:font-weight="bold" officeooo:rsid="008f532e" style:font-weight-asian="bold" style:font-weight-complex="bold"/>
    </style:style>
    <style:style style:name="T8" style:family="text">
      <style:text-properties fo:font-weight="bold" officeooo:rsid="009ae6dd" style:font-weight-asian="bold" style:font-weight-complex="bold"/>
    </style:style>
    <style:style style:name="T9" style:family="text">
      <style:text-properties officeooo:rsid="009aa247"/>
    </style:style>
    <style:style style:name="T10" style:family="text">
      <style:text-properties officeooo:rsid="009ae6dd"/>
    </style:style>
    <style:style style:name="T11" style:family="text">
      <style:text-properties officeooo:rsid="009cb5c6"/>
    </style:style>
    <style:style style:name="T12" style:family="text">
      <style:text-properties officeooo:rsid="009f72a6"/>
    </style:style>
    <style:style style:name="T13" style:family="text">
      <style:text-properties officeooo:rsid="009faf32"/>
    </style:style>
    <style:style style:name="T14" style:family="text">
      <style:text-properties officeooo:rsid="009fb1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oosing a Linux OS for Desktop Use</text:p>
      <text:p text:style-name="P2">An in-depth guide <text:span text:style-name="T1">by Space Banana</text:span></text:p>
      <text:p text:style-name="P1"/>
      <text:p text:style-name="P3">Are you a new or experienced user with Unix-like operating systems, such as systems of the Linux family? Maybe you are looking for a new system to use on a daily basis, but with the huge amount of choice there is out there, it can be very hard and confusing to settle on something for once and for all. This guide will help you choose what system of the Linux family to use for daily desktop use.</text:p>
      <text:p text:style-name="P1"/>
      <text:p text:style-name="P1"/>
      <text:p text:style-name="P36"><text:span text:style-name="T7">What is a "distro"?</text:span></text:p>
      <text:p text:style-name="P36"><text:span text:style-name="T2">____________________________________________________________________</text:span><text:span text:style-name="T3">__</text:span></text:p>
      <text:p text:style-name="P4"><text:s text:c="2"/></text:p>
      <text:p text:style-name="P3">A distro, or distribution, is commonly used to refer to an operating system of the Linux family that uses the mainline Linux kernel, alongside a set of userspace software and its own unique software, such as the package manager. These systems are called distributions because they are a way to "distribute" the Linux kernel to real world use in an operating system that can be used by a human.</text:p>
      <text:p text:style-name="P3"/>
      <text:p text:style-name="P3">These systems are usually called "Linux" as an abbreviation, as if Linux was the operating system. The truth is that Linux not an operating system, it's just a kernel, the core of the operating system. Linux communicates with your computer's hardware, manages memory, manipulates the disk, filesystems, partitions, etc. All operating systems need a kernel, and the kernel contains a set of system calls for software to use. When a software is compiled for "Windows" or "Linux", it is actually compiled to use system calls of the Windows and Linux kernels. The same applies to <text:span text:style-name="T4">other operating systems and their kernels.</text:span></text:p>
      <text:p text:style-name="P3"/>
      <text:p text:style-name="P6">So, if Linux is not an operating system, then why are all these systems abbreviated as "Linux"? Linux-based systems, or distros, use the mainline Linux kernel, with just a few patches and firmware added on top. Software for "Linux" will then in theory work on all of these operating systems, assuming anything else it depends on is also satisfied. Linux distros are therefore intercompatible.</text:p>
      <text:p text:style-name="P3"/>
      <text:p text:style-name="P35"><text:span text:style-name="T6">The structure of the OS</text:span></text:p>
      <text:p text:style-name="P37"><text:span text:style-name="T2">____________________________________________________________________</text:span><text:span text:style-name="T3">__</text:span></text:p>
      <text:p text:style-name="P35"/>
      <text:p text:style-name="P6">Systems of the Linux family have their own unique traits, but also many common similarities. A minimal but functional Linux operating system is usually composed by these pieces:</text:p>
      <text:p text:style-name="P6"/>
      <text:list text:style-name="L5">
        <text:list-item>
          <text:p text:style-name="P8">Bootloader</text:p>
        </text:list-item>
        <text:list-item>
          <text:p text:style-name="P8">Kernel + drivers/firmware</text:p>
        </text:list-item>
        <text:list-item>
          <text:p text:style-name="P7">Init system</text:p>
        </text:list-item>
        <text:list-item>
          <text:p text:style-name="P7">Shell</text:p>
        </text:list-item>
        <text:list-item>
          <text:p text:style-name="P7">CLI tools</text:p>
        </text:list-item>
      </text:list>
      <text:p text:style-name="P6"/>
      <text:p text:style-name="P6"><text:soft-page-break/>The bootloader is simply a piece of software that is self-sufficient, not tied to any OS, and lets the user boot to an operating system.</text:p>
      <text:p text:style-name="P6"/>
      <text:p text:style-name="P6">After booting to your Linux system, the kernel will be initialized and immediately handle memory, hardware, and much more. As said earlier, the kernel is the core of the operating system, and you cannot have an operating system without a kernel.</text:p>
      <text:p text:style-name="P6"/>
      <text:p text:style-name="P6">All software after the kernel in hierarchy is called "userspace". After the kernel is initialized, your userspace is launched. The kernel will launch your init system, which is responsible for handling your system services, among other similar tasks.</text:p>
      <text:p text:style-name="P6"/>
      <text:p text:style-name="P6">After the init system is initialized, you will now be able to log in to your system and interact with it. At its very minimal core, raw system interaction would imply raw commands, composed of the path to a program and its command-line arguments. The user cannot do this without the help of a shell. A shell provides a command-line interface so you can prompt your commands. Shells also come with their own syntax and text interpretation/processing so you can write elaborate and powerful commands. Through the shell, the user can now interact with the system and execute software. You now have a functional system.</text:p>
      <text:p text:style-name="P6"/>
      <text:p text:style-name="P9">Of course you still need actual software to do anything, that's why the system is bundled with core software, such as kernel utilities, ncurses functions like "clear" and a set of core administration utilities, bundled with crucial commands such as "ls", "cd", "uname", etc.</text:p>
      <text:p text:style-name="P9"/>
      <text:p text:style-name="P9">You can then also have bigger and more complex software to have audio in your system as well as a graphical interface.</text:p>
      <text:p text:style-name="P9"/>
      <text:p text:style-name="P9">Linux-based systems also come with a package manager, which will be discussed later.</text:p>
      <text:p text:style-name="P6"/>
      <text:p text:style-name="P6"/>
      <text:p text:style-name="P40">Differences between distros</text:p>
      <text:p text:style-name="P38"><text:span text:style-name="T2">____________________________________________________________________</text:span><text:span text:style-name="T3">__</text:span></text:p>
      <text:p text:style-name="P10"/>
      <text:p text:style-name="P10">Generally, a distro is only differenciated by these <text:span text:style-name="T14">characteristics</text:span>:</text:p>
      <text:p text:style-name="P10"/>
      <text:list text:style-name="L6">
        <text:list-item>
          <text:p text:style-name="P11">Kernel patches and extra firmware/drivers</text:p>
        </text:list-item>
        <text:list-item>
          <text:p text:style-name="P11">Default bootloader</text:p>
        </text:list-item>
        <text:list-item>
          <text:p text:style-name="P11">Init system</text:p>
        </text:list-item>
        <text:list-item>
          <text:p text:style-name="P11">Core utilities</text:p>
        </text:list-item>
        <text:list-item>
          <text:p text:style-name="P13">C standard library</text:p>
        </text:list-item>
        <text:list-item>
          <text:p text:style-name="P11">Default shell</text:p>
        </text:list-item>
        <text:list-item>
          <text:p text:style-name="P11">Package manager</text:p>
        </text:list-item>
        <text:list-item>
          <text:p text:style-name="P11">Package repository</text:p>
        </text:list-item>
        <text:list-item>
          <text:p text:style-name="P11">Release cycles</text:p>
        </text:list-item>
        <text:list-item>
          <text:p text:style-name="P11">Installer</text:p>
        </text:list-item>
        <text:list-item>
          <text:p text:style-name="P11">Default setup and preinstalled software</text:p>
        </text:list-item>
        <text:list-item>
          <text:p text:style-name="P11"><text:soft-page-break/>Unique software made by the developers</text:p>
        </text:list-item>
      </text:list>
      <text:p text:style-name="P10"/>
      <text:p text:style-name="P10">As you see, the difference between distros doesn't matter much on the surface-level, such as what desktop environment it uses, or how it looks like, or if it comes with an office suite by default. What matters the most is the core of the system and its functioning.</text:p>
      <text:p text:style-name="P12">Different systems will come with different kernel patches and firmware, although the difference isn't usually noticeable.</text:p>
      <text:p text:style-name="P12"/>
      <text:p text:style-name="P12">The default bootloader can also be changed in most cases. Usually you either choose GRUB or SystemD-boot.</text:p>
      <text:p text:style-name="P12"/>
      <text:p text:style-name="P12">The init system cannot usually be changed. Most distros will ship with SystemD, others will ship with OpenRC, others will ship with Runit. A few of them might ship with more than 1 supported init system. If you are concerned about the init system, then look out for distros that have what you need. However, if you don't care or are not really sure why you should use a different init system, then you will be fine with the most popular, SystemD.</text:p>
      <text:p text:style-name="P12"/>
      <text:p text:style-name="P12">Most distros ship with the GNU coreutils, although some systems come with Busybox, and rarely BSD utils. You usually cannot change the core system utils of your distro, so this is an important factor when choosing your system.</text:p>
      <text:p text:style-name="P12"/>
      <text:p text:style-name="P12">Another component you cannot replace is the C standard library that comes with the system. Most systems will ship the GNU C library, although some systems come with the Musl C library. If you run standalone third-party software, such as software that you find on its official website or Git repo, then most likely the binary executable is linked to the GNU C library. If your system uses Musl instead, you will have to do some workarounds.</text:p>
      <text:p text:style-name="P12"/>
      <text:p text:style-name="P12">In most systems, the default shell is Bash, although it's pretty simple to replace with any other shell, such as Zsh, Dash, Ash, Fish, etc.</text:p>
      <text:p text:style-name="P12"/>
      <text:p text:style-name="P12">The package manager and its repository are among the most important differences in a distro. The package manager is responsible for installing, managing and updating the software from your system's native repository. The package manager also shares and controls dependencies, and cleans up unused old packages. It also controls the versions of the packages, as well as package conflicts. While most package managers do a good job, you should still have a concern <text:span text:style-name="T5">over the package repository.</text:span></text:p>
      <text:p text:style-name="P12"/>
      <text:p text:style-name="P14">Your package repository will tell you how many packages it has, as well as its versions and variants. You generally want a big repository.</text:p>
      <text:p text:style-name="P14"/>
      <text:p text:style-name="P14">Some package managers, like Gentoo and NixOS's package managers, are source-based, meaning they can grab a package's source from the repository and easily compile the software.</text:p>
      <text:p text:style-name="P14"/>
      <text:p text:style-name="P14">The packaging release cycle is highly important, and probably the big reason to pick one distro over another. The package cycle tells you how your system updates, as well as how frequently. A stable release (or point release) distro will have major updates between versions, such as Debian updating from 11 to 12. <text:soft-page-break/>Some of these stable release distros have small updates in-between, such as Fedora updating software that isn't critical to the system, while leaving the bigger and less safe updates to the next major version. How often it updates also matters. NixOS's stable channel updates twice a year, while Debian's stable channel updates every 2 years.</text:p>
      <text:p text:style-name="P14">A rolling release distro will update packages as soon as they are deemed ready. These distros don't have a versioning system like stable release distros, since they update as packages are ready to be launched to the general public. These systems have more up-to-date software in the repository, at the cost of being less predictable, as they might push software with bugs, or handle packages incorrectly occasionally.</text:p>
      <text:p text:style-name="P14"/>
      <text:p text:style-name="P15">The installer also matters. Some installers are GUI-based, others TUI-based, others are fully manual procedures. Some installers are simpler than others. Some installers let you customize your system more than others. All of this matters.</text:p>
      <text:p text:style-name="P15"/>
      <text:p text:style-name="P15">The default system setup also matters. Distros like Linux Mint and Ubuntu will come with lots of software, alongside their desktop, while systems like Arch, NixOS, etc let you set up a minimal system with little software out-of-the-box.</text:p>
      <text:p text:style-name="P15"/>
      <text:p text:style-name="P15">Lastly, some distros come with their unique software, such as OpenSUSE's YaST, or Manjaro's GUI software manager.</text:p>
      <text:p text:style-name="P15"/>
      <text:p text:style-name="P15"/>
      <text:p text:style-name="P39">Conclusion</text:p>
      <text:p text:style-name="P36"><text:span text:style-name="T2">____________________________________________________________________</text:span><text:span text:style-name="T3">__</text:span></text:p>
      <text:p text:style-name="P36"><text:span text:style-name="T3"/></text:p>
      <text:p text:style-name="P15">After knowing what differenciates distros, you can choose your own as long as you know what's different in each. In case you don't know much about the current distros out there, here's some indications <text:span text:style-name="T11">and recommendations</text:span>:</text:p>
      <text:p text:style-name="P15"/>
      <text:p text:style-name="P32">Stable release systems</text:p>
      <text:p text:style-name="P15"/>
      <text:list text:style-name="L8">
        <text:list-item>
          <text:p text:style-name="P16">Debian, Fedora, OpenSUSE Leap, NixOS, Alpine Linux, Linux Mint, Ubuntu, most Ubuntu derivatives, PeppermintOS</text:p>
        </text:list-item>
      </text:list>
      <text:p text:style-name="P15"/>
      <text:p text:style-name="P32">Rolling release systems</text:p>
      <text:p text:style-name="P15"/>
      <text:list text:style-name="L9">
        <text:list-item>
          <text:p text:style-name="P17">Arch Linux, NixOS unstable, Debian testing and unstable, Void Linux, Artix Linux, OpenSUSE Tumbleweed, Manjaro Linux, EndeavourOS</text:p>
        </text:list-item>
      </text:list>
      <text:p text:style-name="P15"/>
      <text:p text:style-name="P32">Systems that don't use SystemD</text:p>
      <text:p text:style-name="P15"/>
      <text:list text:style-name="L10">
        <text:list-item>
          <text:p text:style-name="P18">Gentoo (optionally), Void Linux, Artix Linux, Devuan, Alpine Linux</text:p>
        </text:list-item>
      </text:list>
      <text:p text:style-name="P15"/>
      <text:p text:style-name="P32">Systems with a manual installation process</text:p>
      <text:p text:style-name="P15"/>
      <text:list text:style-name="L11">
        <text:list-item>
          <text:p text:style-name="P19">Arch Linux (optional), Gentoo, NixOS (optional), Chimera Linux</text:p>
        </text:list-item>
      </text:list>
      <text:p text:style-name="P15"/>
      <text:p text:style-name="P20"/>
      <text:p text:style-name="P20"><text:soft-page-break/></text:p>
      <text:p text:style-name="P20"/>
      <text:p text:style-name="P33">Server-friendly systems</text:p>
      <text:p text:style-name="P20"/>
      <text:list text:style-name="L12">
        <text:list-item>
          <text:p text:style-name="P21">Debian, RHEL, Alma Linux, Rocky Linux, Fedora Server, Alpine Linux, NixOS (stable)</text:p>
        </text:list-item>
      </text:list>
      <text:p text:style-name="P20"/>
      <text:p text:style-name="P20"/>
      <text:p text:style-name="P33">Beginner-friendly systems</text:p>
      <text:p text:style-name="P20"/>
      <text:list text:style-name="L13">
        <text:list-item>
          <text:p text:style-name="P22">Linux Mint, Ubuntu, Fedora, Pop!_OS, KDE Neon, Spiral Linux</text:p>
        </text:list-item>
      </text:list>
      <text:p text:style-name="P20"/>
      <text:p text:style-name="P33">Intermediate-friendly systems</text:p>
      <text:p text:style-name="P20"/>
      <text:list text:style-name="L14">
        <text:list-item>
          <text:p text:style-name="P23">EndeavourOS, Debian, OpenSUSE, Fedora, Spiral Linux, PeppermintOS, Arch Linux (with archinstall)</text:p>
        </text:list-item>
      </text:list>
      <text:p text:style-name="P20"/>
      <text:p text:style-name="P33">Advanced systems</text:p>
      <text:p text:style-name="P20"/>
      <text:list text:style-name="L15">
        <text:list-item>
          <text:p text:style-name="P24">Arch Linux, Void Linux, Alpine Linux, NixOS, Gentoo</text:p>
        </text:list-item>
      </text:list>
      <text:p text:style-name="P20"/>
      <text:p text:style-name="P20"><text:line-break/><text:span text:style-name="T9">There's a lot to choose so, t</text:span>o narrow down the possibilities, here are my personal favorites for different mindsets, <text:span text:style-name="T13">in no particular order</text:span>:</text:p>
      <text:p text:style-name="P20"/>
      <text:p text:style-name="P25"><text:span text:style-name="T6">New to Linux:</text:span></text:p>
      <text:p text:style-name="P25"><text:span text:style-name="T6"/></text:p>
      <text:list text:style-name="L16">
        <text:list-item>
          <text:p text:style-name="P26">Linux Mint</text:p>
        </text:list-item>
        <text:list-item>
          <text:p text:style-name="P26">Fedora</text:p>
        </text:list-item>
      </text:list>
      <text:p text:style-name="P20"/>
      <text:p text:style-name="P25"><text:span text:style-name="T6">Simplicity and convenience</text:span><text:span text:style-name="T8">:</text:span></text:p>
      <text:p text:style-name="P25"><text:span text:style-name="T8"/></text:p>
      <text:list text:style-name="L17">
        <text:list-item>
          <text:p text:style-name="P34"><text:span text:style-name="T10">L</text:span>inux Mint</text:p>
        </text:list-item>
        <text:list-item>
          <text:p text:style-name="P27">Fedora</text:p>
        </text:list-item>
      </text:list>
      <text:p text:style-name="P20"/>
      <text:p text:style-name="P25"><text:span text:style-name="T6">Power and freedom:</text:span></text:p>
      <text:p text:style-name="P25"><text:span text:style-name="T6"/></text:p>
      <text:list text:style-name="L18">
        <text:list-item>
          <text:p text:style-name="P28">Arch Linux</text:p>
        </text:list-item>
        <text:list-item>
          <text:p text:style-name="P31">EndeavourOS</text:p>
        </text:list-item>
        <text:list-item>
          <text:p text:style-name="P28">Gentoo</text:p>
        </text:list-item>
        <text:list-item>
          <text:p text:style-name="P30">Void Linux</text:p>
        </text:list-item>
        <text:list-item>
          <text:p text:style-name="P28">Debian</text:p>
        </text:list-item>
        <text:list-item>
          <text:p text:style-name="P28">NixOS</text:p>
        </text:list-item>
      </text:list>
      <text:p text:style-name="P20"/>
      <text:p text:style-name="P20"/>
      <text:p text:style-name="P29">There can't be a concrete answer, as each person has different preferences and necessities. Hopefully this article helped you to choose what Linux system to use. If you feel like a different system than yours interests you or probably suits you better, give it a try on a virtual machine first, and then make a choice on whether to switch or n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1-09T17:21:16.421950233</dc:date>
    <meta:editing-duration>PT15H1M23S</meta:editing-duration>
    <meta:editing-cycles>160</meta:editing-cycles>
    <meta:generator>LibreOffice/7.5.7.1$Linux_X86_64 LibreOffice_project/50$Build-1</meta:generator>
    <meta:document-statistic meta:table-count="0" meta:image-count="0" meta:object-count="0" meta:page-count="5" meta:paragraph-count="88" meta:word-count="1696" meta:character-count="10455" meta:non-whitespace-character-count="8878"/>
  </office:meta>
</office:document-meta>
</file>